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3.829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2.829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9.795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3.718cm"/>
    </style:style>
    <style:style style:name="co15" style:family="table-column">
      <style:table-column-properties fo:break-before="auto" style:column-width="2.718cm"/>
    </style:style>
    <style:style style:name="co16" style:family="table-column">
      <style:table-column-properties fo:break-before="auto" style:column-width="4.939cm"/>
    </style:style>
    <style:style style:name="co17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ree">
      <style:table-properties table:display="true" style:writing-mode="lr-tb"/>
    </style:style>
    <style:style style:name="ta2" style:family="table" style:master-page-name="PageStyle_5f_rose">
      <style:table-properties table:display="true" style:writing-mode="lr-tb"/>
    </style:style>
    <style:style style:name="ta3" style:family="table" style:master-page-name="PageStyle_5f_forest">
      <style:table-properties table:display="true" style:writing-mode="lr-tb"/>
    </style:style>
    <style:style style:name="ta4" style:family="table" style:master-page-name="PageStyle_5f_indoor_5f_flower">
      <style:table-properties table:display="true" style:writing-mode="lr-tb"/>
    </style:style>
    <style:style style:name="ta5" style:family="table" style:master-page-name="PageStyle_5f_plant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pot">
      <style:table-properties table:display="true" style:writing-mode="lr-tb"/>
    </style:style>
    <style:style style:name="ta8" style:family="table" style:master-page-name="PageStyle_5f_plane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re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ype:virtual, parent:plan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xt</text:p>
          </table:table-cell>
        </table:table-row>
        <table:table-row table:style-name="ro1">
          <table:table-cell/>
          <table:table-cell office:value-type="string">
            <text:p>kind</text:p>
          </table:table-cell>
        </table:table-row>
        <table:table-row table:style-name="ro1">
          <table:table-cell/>
          <table:table-cell office:value-type="string">
            <text:p>Тип дерева (ель, сосна, дуб, пихта...).</text:p>
          </table:table-cell>
        </table:table-row>
      </table:table>
      <table:table table:name="rose" table:style-name="ta2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arent:flower, type:many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table:number-columns-repeated="4" office:value-type="string">
            <text:p>text</text:p>
          </table:table-cell>
        </table:table-row>
        <table:table-row table:style-name="ro1">
          <table:table-cell/>
          <table:table-cell office:value-type="string">
            <text:p>color</text:p>
          </table:table-cell>
          <table:table-cell office:value-type="string">
            <text:p>beauty</text:p>
          </table:table-cell>
          <table:table-cell office:value-type="string">
            <text:p>name</text:p>
          </table:table-cell>
          <table:table-cell office:value-type="string">
            <text:p>pot</text:p>
          </table:table-cell>
        </table:table-row>
        <table:table-row table:style-name="ro1">
          <table:table-cell/>
          <table:table-cell office:value-type="string">
            <text:p>цвет</text:p>
          </table:table-cell>
          <table:table-cell table:number-columns-repeated="3"/>
        </table:table-row>
      </table:table>
      <table:table table:name="forest" table:style-name="ta3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parent:tree, type:many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text</text:p>
          </table:table-cell>
          <table:table-cell office:value-type="string">
            <text:p>null</text:p>
          </table:table-cell>
          <table:table-cell table:number-columns-repeated="2" office:value-type="string">
            <text:p>flo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or</text:p>
          </table:table-cell>
          <table:table-cell office:value-type="string">
            <text:p>kind</text:p>
          </table:table-cell>
          <table:table-cell office:value-type="string">
            <text:p>any text here</text:p>
          </table:table-cell>
          <table:table-cell office:value-type="string">
            <text:p>strength</text:p>
          </table:table-cell>
          <table:table-cell office:value-type="string">
            <text:p>mas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прочность дерева</text:p>
          </table:table-cell>
          <table:table-cell office:value-type="string">
            <text:p>масса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ысохшее?</text:p>
          </table:table-cell>
          <table:table-cell office:value-type="string">
            <text:p>тип</text:p>
          </table:table-cell>
          <table:table-cell office:value-type="string">
            <text:p>комментарий здесь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зелёное</text:p>
          </table:table-cell>
          <table:table-cell office:value-type="string">
            <text:p>дуб</text:p>
          </table:table-cell>
          <table:table-cell office:value-type="string">
            <text:p>and here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ерое</text:p>
          </table:table-cell>
          <table:table-cell office:value-type="string">
            <text:p>сосна</text:p>
          </table:table-cell>
          <table:table-cell/>
          <table:table-cell table:style-name="ce1" table:formula="of:=5+[.B12]*[.C12]"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/>
        </table:table-row>
      </table:table>
      <table:table table:name="indoor_flower" table:style-name="ta4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ype:many, parent:flower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int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</table:table-row>
        <table:table-row table:style-name="ro1">
          <table:table-cell/>
          <table:table-cell office:value-type="string">
            <text:p>color</text:p>
          </table:table-cell>
          <table:table-cell office:value-type="string">
            <text:p>beauty</text:p>
          </table:table-cell>
          <table:table-cell office:value-type="string">
            <text:p>name</text:p>
          </table:table-cell>
          <table:table-cell office:value-type="string">
            <text:p>po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розовый</text:p>
          </table:table-cell>
          <table:table-cell office:value-type="float" office:value="5.01">
            <text:p>5,01</text:p>
          </table:table-cell>
          <table:table-cell office:value-type="string">
            <text:p>глаксиния</text:p>
          </table:table-cell>
          <table:table-cell office:value-type="string">
            <text:p>pot: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иний</text:p>
          </table:table-cell>
          <table:table-cell office:value-type="float" office:value="6.05">
            <text:p>6,05</text:p>
          </table:table-cell>
          <table:table-cell office:value-type="string">
            <text:p>орхидея-ванда</text:p>
          </table:table-cell>
          <table:table-cell office:value-type="string">
            <text:p>pot: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зелёный</text:p>
          </table:table-cell>
          <table:table-cell office:value-type="float" office:value="-1">
            <text:p>-1</text:p>
          </table:table-cell>
          <table:table-cell office:value-type="string">
            <text:p>сорняк</text:p>
          </table:table-cell>
          <table:table-cell office:value-type="string">
            <text:p>pot:2(3)</text:p>
          </table:table-cell>
        </table:table-row>
      </table:table>
      <table:table table:name="plant" table:style-name="ta5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ype:virtual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xt</text:p>
          </table:table-cell>
        </table:table-row>
        <table:table-row table:style-name="ro1">
          <table:table-cell/>
          <table:table-cell office:value-type="string">
            <text:p>color</text:p>
          </table:table-cell>
        </table:table-row>
        <table:table-row table:style-name="ro1">
          <table:table-cell/>
          <table:table-cell office:value-type="string">
            <text:p>Цвет растения (зелёный, серый (высохший) и так далее).</text:p>
          </table:table-cell>
        </table:table-row>
      </table:table>
      <table:table table:name="flower" table:style-name="ta6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ype:many, parent:plant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float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</table:table-row>
        <table:table-row table:style-name="ro1">
          <table:table-cell/>
          <table:table-cell office:value-type="string">
            <text:p>color</text:p>
          </table:table-cell>
          <table:table-cell office:value-type="string">
            <text:p>beauty</text:p>
          </table:table-cell>
          <table:table-cell office:value-type="string">
            <text:p>name</text:p>
          </table:table-cell>
          <table:table-cell office:value-type="string">
            <text:p>po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жёлтый</text:p>
          </table:table-cell>
          <table:table-cell office:value-type="float" office:value="1.2">
            <text:p>1,2</text:p>
          </table:table-cell>
          <table:table-cell office:value-type="string">
            <text:p>гладиолус</text:p>
          </table:table-cell>
          <table:table-cell office:value-type="string">
            <text:p>pot: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олубые</text:p>
          </table:table-cell>
          <table:table-cell office:value-type="float" office:value="3.1">
            <text:p>3,1</text:p>
          </table:table-cell>
          <table:table-cell office:value-type="string">
            <text:p>незабудки</text:p>
          </table:table-cell>
          <table:table-cell office:value-type="string">
            <text:p>pot:1</text:p>
          </table:table-cell>
        </table:table-row>
      </table:table>
      <table:table table:name="pot" table:style-name="ta7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ype:many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rvice</text:p>
          </table:table-cell>
          <table:table-cell office:value-type="string">
            <text:p>text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word</text:p>
          </table:table-cell>
        </table:table-row>
        <table:table-row table:style-name="ro1">
          <table:table-cell/>
          <table:table-cell office:value-type="string">
            <text:p>обязателен для возможности ссылаться</text:p>
          </table:table-cell>
          <table:table-cell office:value-type="string">
            <text:p>какого типа горшок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пластмассовый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глиняный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без горшка</text:p>
          </table:table-cell>
        </table:table-row>
      </table:table>
      <table:table table:name="planet" table:style-name="ta8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ype:many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float</text:p>
          </table:table-cell>
          <table:table-cell office:value-type="string">
            <text:p>text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radius</text:p>
          </table:table-cell>
          <table:table-cell office:value-type="string">
            <text:p>age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/>
        </table:table-row>
        <table:table-row table:style-name="ro1">
          <table:table-cell/>
          <table:table-cell office:value-type="string">
            <text:p>обязательный комментарий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000">
            <text:p>45000</text:p>
          </table:table-cell>
          <table:table-cell office:value-type="float" office:value="4.2">
            <text:p>4,2</text:p>
          </table:table-cell>
          <table:table-cell office:value-type="string">
            <text:p>Земля</text:p>
          </table:table-cell>
          <table:table-cell office:value-type="float" office:value="3">
            <text:p>3</text:p>
          </table:table-cell>
          <table:table-cell office:value-type="string">
            <text:p>комментарий здесь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.12.2012</text:date>, <text:time>17:19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forest" style:display-name="PageStyle_forest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  <style:master-page style:name="PageStyle_5f_rose" style:display-name="PageStyle_ro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indoor_5f_flower" style:display-name="PageStyle_indoor_flow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flower" style:display-name="PageStyle_flow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plant" style:display-name="PageStyle_plan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pot" style:display-name="PageStyle_p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planet" style:display-name="PageStyle_planet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30T13:27:19</meta:creation-date>
    <dc:date>2012-12-20T17:19:03.10</dc:date>
    <meta:editing-cycles>47</meta:editing-cycles>
    <meta:editing-duration>PT19H46M42S</meta:editing-duration>
    <meta:generator>OpenOffice.org/3.2$Win32 OpenOffice.org_project/320m18$Build-9502</meta:generator>
    <meta:document-statistic meta:table-count="8" meta:cell-count="152" meta:object-count="0"/>
  </office:meta>
</office:document-meta>
</file>